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9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7" office:value-type="float" office:value="2">
            <text:p>2</text:p>
          </table:table-cell>
          <table:table-cell table:style-name="ce7" office:value-type="float" office:value="1">
            <office:annotation draw:style-name="gr1" draw:text-style-name="P1" svg:width="2.899cm" svg:height="0.669cm" svg:x="14.148cm" svg:y="0cm" draw:caption-point-x="-0.61cm" draw:caption-point-y="0.9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0cm" draw:caption-point-x="-0.61cm" draw:caption-point-y="0.9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4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6.406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office:annotation draw:style-name="gr2" draw:text-style-name="P1" svg:width="2.899cm" svg:height="0.991cm" svg:x="16.406cm" svg:y="0.753cm" draw:caption-point-x="-0.61cm" draw:caption-point-y="1.515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0">
            <office:annotation draw:style-name="gr2" draw:text-style-name="P1" svg:width="2.899cm" svg:height="0.991cm" svg:x="16.406cm" svg:y="1.204cm" draw:caption-point-x="-0.61cm" draw:caption-point-y="1.515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7" office:value-type="float" office:value="4">
            <text:p>4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108cm" draw:caption-point-x="-0.61cm" draw:caption-point-y="1.515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108cm" draw:caption-point-x="-0.61cm" draw:caption-point-y="1.515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style-name="ce19" office:value-type="float" office:value="30">
            <text:p>30,000</text:p>
          </table:table-cell>
          <table:table-cell table:number-columns-repeated="2"/>
          <table:table-cell table:style-name="ce7" office:value-type="float" office:value="23">
            <text:p>23</text:p>
          </table:table-cell>
          <table:table-cell table:style-name="ce7" office:value-type="float" office:value="18">
            <text:p>18</text:p>
          </table:table-cell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1" table:formula="of:=[.G11]-[.G10]" office:value-type="float" office:value="-15">
            <text:p>-15</text:p>
          </table:table-cell>
          <table:table-cell table:style-name="ce11" table:formula="of:=[.H11]-[.H10]" office:value-type="float" office:value="0">
            <text:p>0</text:p>
          </table:table-cell>
          <table:table-cell table:style-name="ce11" table:formula="of:=[.I11]-[.I10]" office:value-type="float" office:value="0">
            <text:p>0</text:p>
          </table:table-cell>
          <table:table-cell table:style-name="ce11" table:formula="of:=[.J11]-[.J1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1</text:p>
          </table:table-cell>
          <table:table-cell table:number-columns-repeated="6"/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2</text:p>
          </table:table-cell>
          <table:table-cell table:number-columns-repeated="6"/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7" office:value-type="float" office:value="1">
            <office:annotation draw:style-name="gr1" draw:text-style-name="P1" svg:width="2.899cm" svg:height="0.669cm" svg:x="25.439cm" svg:y="0cm" draw:caption-point-x="-0.61cm" draw:caption-point-y="0.913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7" office:value-type="float" office:value="2">
            <office:annotation draw:style-name="gr1" draw:text-style-name="P1" svg:width="2.899cm" svg:height="0.669cm" svg:x="11.89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8.665cm" svg:y="0cm" draw:caption-point-x="-0.61cm" draw:caption-point-y="1.36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7" office:value-type="float" office:value="0">
            <office:annotation draw:style-name="gr1" draw:text-style-name="P1" svg:width="2.899cm" svg:height="0.669cm" svg:x="25.439cm" svg:y="0.303cm" draw:caption-point-x="-0.61cm" draw:caption-point-y="1.513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25.439cm" svg:y="0.756cm" draw:caption-point-x="-0.61cm" draw:caption-point-y="1.512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7" office:value-type="float" office:value="0">
            <office:annotation draw:style-name="gr1" draw:text-style-name="P1" svg:width="2.899cm" svg:height="0.669cm" svg:x="25.439cm" svg:y="1.207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7" office:value-type="float" office:value="3">
            <office:annotation draw:style-name="gr1" draw:text-style-name="P1" svg:width="2.899cm" svg:height="0.669cm" svg:x="11.89cm" svg:y="1.654cm" draw:caption-point-x="-0.61cm" draw:caption-point-y="1.517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1.654cm" draw:caption-point-x="-0.61cm" draw:caption-point-y="1.517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6.406cm" svg:y="1.654cm" draw:caption-point-x="-0.61cm" draw:caption-point-y="1.517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office:annotation draw:style-name="gr1" draw:text-style-name="P1" svg:width="2.899cm" svg:height="0.669cm" svg:x="14.148cm" svg:y="2.559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2.559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7" office:value-type="float" office:value="0">
            <office:annotation draw:style-name="gr1" draw:text-style-name="P1" svg:width="2.899cm" svg:height="0.669cm" svg:x="25.439cm" svg:y="2.562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011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011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7" office:value-type="float" office:value="0">
            <office:annotation draw:style-name="gr1" draw:text-style-name="P1" svg:width="2.899cm" svg:height="0.669cm" svg:x="25.439cm" svg:y="3.014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7" office:value-type="float" office:value="2">
            <office:annotation draw:style-name="gr1" draw:text-style-name="P1" svg:width="2.899cm" svg:height="0.669cm" svg:x="11.89cm" svg:y="3.46cm" draw:caption-point-x="-0.61cm" draw:caption-point-y="1.517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3.462cm" draw:caption-point-x="-0.61cm" draw:caption-point-y="1.515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7" office:value-type="float" office:value="3">
            <office:annotation draw:style-name="gr1" draw:text-style-name="P1" svg:width="2.899cm" svg:height="0.669cm" svg:x="11.89cm" svg:y="3.912cm" draw:caption-point-x="-0.61cm" draw:caption-point-y="1.517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3.912cm" draw:caption-point-x="-0.61cm" draw:caption-point-y="1.517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25.439cm" svg:y="3.917cm" draw:caption-point-x="-0.61cm" draw:caption-point-y="1.512cm">
              <dc:date>2026-02-18T00:00:00</dc:date>
              <text:p text:style-name="P1"><text:span text:style-name="T1">hardest</text:span></text:p>
            </office:annotation>
            <text:p>1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366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366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0">
            <office:annotation draw:style-name="gr1" draw:text-style-name="P1" svg:width="2.899cm" svg:height="0.669cm" svg:x="18.665cm" svg:y="4.368cm" draw:caption-point-x="-0.61cm" draw:caption-point-y="1.513cm">
              <dc:date>2026-02-18T00:00:00</dc:date>
              <text:p text:style-name="P1"><text:span text:style-name="T1">+2 for fc</text:span></text:p>
            </office:annotation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office:annotation draw:style-name="gr1" draw:text-style-name="P1" svg:width="2.899cm" svg:height="0.669cm" svg:x="14.148cm" svg:y="4.817cm" draw:caption-point-x="-0.61cm" draw:caption-point-y="1.515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1">
            <office:annotation draw:style-name="gr1" draw:text-style-name="P1" svg:width="2.899cm" svg:height="0.669cm" svg:x="14.148cm" svg:y="5.269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5.269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7" office:value-type="float" office:value="3">
            <office:annotation draw:style-name="gr1" draw:text-style-name="P1" svg:width="2.899cm" svg:height="0.669cm" svg:x="11.89cm" svg:y="5.719cm" draw:caption-point-x="-0.61cm" draw:caption-point-y="1.517cm">
              <dc:date>2026-02-16T00:00:00</dc:date>
              <text:p text:style-name="P1"><text:span text:style-name="T1">hardest?</text:span></text:p>
            </office:annotation>
            <text:p>3</text:p>
          </table:table-cell>
          <table:table-cell table:style-name="ce8" office:value-type="float" office:value="2">
            <office:annotation draw:style-name="gr1" draw:text-style-name="P1" svg:width="2.899cm" svg:height="0.669cm" svg:x="14.148cm" svg:y="5.721cm" draw:caption-point-x="-0.61cm" draw:caption-point-y="1.515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5.721cm" draw:caption-point-x="-0.61cm" draw:caption-point-y="1.515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7" office:value-type="float" office:value="3">
            <office:annotation draw:style-name="gr1" draw:text-style-name="P1" svg:width="2.899cm" svg:height="0.669cm" svg:x="25.439cm" svg:y="5.724cm" draw:caption-point-x="-0.61cm" draw:caption-point-y="1.512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8">
            <text:p>38</text:p>
          </table:table-cell>
          <table:table-cell table:formula="of:=SUM([.F2:.F18])" office:value-type="float" office:value="28">
            <text:p>28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8">
            <text:p>-38</text:p>
          </table:table-cell>
          <table:table-cell table:formula="of:=[.F20]-[.F19]" office:value-type="float" office:value="-28">
            <text:p>-28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number-columns-repeated="1014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8.43cm" draw:caption-point-x="-0.61cm" draw:caption-point-y="1.515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8.882cm" draw:caption-point-x="-0.61cm" draw:caption-point-y="1.515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12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7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7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7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3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3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4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4" office:value-type="float" office:value="5">
            <text:p>5</text:p>
          </table:table-cell>
          <table:table-cell table:style-name="ce9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12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1" table:formula="of:=[.G10]-[.G9]" office:value-type="float" office:value="-12">
            <text:p>-12</text:p>
          </table:table-cell>
          <table:table-cell table:style-name="ce11" table:formula="of:=[.H10]-[.H9]" office:value-type="float" office:value="0">
            <text:p>0</text:p>
          </table:table-cell>
          <table:table-cell table:style-name="ce11" table:formula="of:=[.I10]-[.I9]" office:value-type="float" office:value="0">
            <text:p>0</text:p>
          </table:table-cell>
          <table:table-cell table:style-name="ce11" table:formula="of:=[.J10]-[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7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7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7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7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7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4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3" office:value-type="float" office:value="8">
            <text:p>8</text:p>
          </table:table-cell>
          <table:table-cell table:style-name="ce13" table:number-columns-repeated="3"/>
          <table:table-cell table:number-columns-repeated="3" table:style-name="ce14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3" office:value-type="float" office:value="9">
            <text:p>9</text:p>
          </table:table-cell>
          <table:table-cell table:style-name="ce13" table:number-columns-repeated="3"/>
          <table:table-cell table:number-columns-repeated="3" table:style-name="ce14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1" table:formula="of:=[.G12]-[.G11]" office:value-type="float" office:value="-4">
            <text:p>-4</text:p>
          </table:table-cell>
          <table:table-cell table:style-name="ce11" table:formula="of:=[.H12]-[.H11]" office:value-type="float" office:value="0">
            <text:p>0</text:p>
          </table:table-cell>
          <table:table-cell table:style-name="ce11" table:formula="of:=[.I12]-[.I11]" office:value-type="float" office:value="0">
            <text:p>0</text:p>
          </table:table-cell>
          <table:table-cell table:style-name="ce11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number-columns-repeated="6" table:style-name="ce7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style-name="ce8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7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7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7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1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1">21/02/2026</text:date>, <text:time>17:0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2-21T17:06:54.38</dc:date>
    <meta:editing-duration>P2DT8H46M5S</meta:editing-duration>
    <meta:editing-cycles>48</meta:editing-cycles>
    <meta:generator>OpenOffice/4.1.16$Win32 OpenOffice.org_project/4116m3$Build-9816</meta:generator>
    <meta:document-statistic meta:table-count="8" meta:cell-count="862" meta:object-count="0"/>
  </office:meta>
</office:document-meta>
</file>